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1.667cm" style:rel-column-width="6886*"/>
    </style:style>
    <style:style style:name="Tabela1.C" style:family="table-column">
      <style:table-column-properties style:column-width="8.758cm" style:rel-column-width="36181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 fo:orphans="0" fo:widows="0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Text_20_body">
      <style:text-properties fo:font-size="10pt" fo:language="pt" fo:country="BR" fo:font-weight="normal" style:font-size-asian="10pt" style:font-weight-asian="normal" style:font-size-complex="10pt"/>
    </style:style>
    <style:style style:name="P13" style:family="paragraph" style:parent-style-name="Text_20_body">
      <style:text-properties fo:font-size="10pt" fo:language="pt" fo:country="BR" style:text-underline-style="solid" style:text-underline-width="auto" style:text-underline-color="font-color" fo:font-weight="normal" style:font-size-asian="10pt" style:font-weight-asian="normal" style:font-size-complex="10pt"/>
    </style:style>
    <style:style style:name="P14" style:family="paragraph" style:parent-style-name="Text_20_body">
      <style:text-properties fo:font-size="10pt" fo:language="pt" fo:country="BR" style:text-underline-style="none" fo:font-weight="normal" style:font-size-asian="10pt" style:font-weight-asian="normal" style:font-size-complex="10pt"/>
    </style:style>
    <style:style style:name="P15" style:family="paragraph" style:parent-style-name="Text_20_body">
      <style:text-properties style:language-asian="en" style:country-asian="US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1">
      <style:text-properties fo:font-size="14pt" fo:language="pt" fo:country="BR" style:font-size-asian="14pt" style:font-size-complex="14pt"/>
    </style:style>
    <style:style style:name="P18" style:family="paragraph" style:parent-style-name="Heading_20_1">
      <style:text-properties style:font-name="Tahoma1" fo:font-size="14pt" fo:language="pt" fo:country="BR" style:font-size-asian="14pt" style:font-size-complex="14pt"/>
    </style:style>
    <style:style style:name="P19" style:family="paragraph" style:parent-style-name="Text_20_body">
      <style:text-properties style:font-name="Tahoma1" fo:font-size="10pt" fo:language="pt" fo:country="BR" style:text-underline-style="solid" style:text-underline-width="auto" style:text-underline-color="font-color" fo:font-weight="normal" style:font-size-asian="10pt" style:font-weight-asian="normal" style:font-name-complex="Arial" style:font-size-complex="10pt"/>
    </style:style>
    <style:style style:name="P20" style:family="paragraph" style:parent-style-name="Text_20_body">
      <style:text-properties style:font-name="Tahoma1" fo:font-size="10pt" fo:language="pt" fo:country="BR" fo:font-weight="normal" style:font-size-asian="10pt" style:font-weight-asian="normal" style:font-name-complex="Arial" style:font-size-complex="10pt"/>
    </style:style>
    <style:style style:name="P21" style:family="paragraph" style:parent-style-name="Text_20_body">
      <style:text-properties style:font-name="Tahoma1" fo:font-size="10pt" fo:language="pt" fo:country="BR" style:text-underline-style="none" fo:font-weight="normal" style:font-size-asian="10pt" style:font-weight-asian="normal" style:font-name-complex="Arial" style:font-size-complex="10pt"/>
    </style:style>
    <style:style style:name="P22" style:family="paragraph" style:parent-style-name="Text_20_body">
      <style:text-properties style:language-asian="en" style:country-asian="US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de" fo:country="DE" style:font-size-asian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font-name="Tahoma1" style:font-name-complex="Arial"/>
    </style:style>
    <style:style style:name="T7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text_form" form:apply-filter="true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8">Food Delivery Web</text:p>
      <text:p text:style-name="P11">Glossário</text:p>
      <text:p text:style-name="P10"/>
      <text:p text:style-name="P9">Histórico de Revisõe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7">15/10/09</text:p>
          </table:table-cell>
          <table:table-cell table:style-name="Tabela1.B2" office:value-type="float" office:value="1">
            <text:p text:style-name="P7">1</text:p>
          </table:table-cell>
          <table:table-cell table:style-name="Tabela1.C2" office:value-type="string">
            <text:p text:style-name="P7">Orignal</text:p>
          </table:table-cell>
          <table:table-cell table:style-name="Tabela1.D2" office:value-type="string">
            <text:p text:style-name="P7">Pedro</text:p>
          </table:table-cell>
        </table:table-row>
        <table:table-row table:style-name="Tabela1.1">
          <table:table-cell table:style-name="Tabela1.C2" office:value-type="string">
            <text:p text:style-name="P7"/>
          </table:table-cell>
          <table:table-cell table:style-name="Tabela1.C2" office:value-type="string">
            <text:p text:style-name="P7"/>
          </table:table-cell>
          <table:table-cell table:style-name="Tabela1.C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Text_20_body"/>
      <text:h text:style-name="P17" text:outline-level="1">Definições</text:h>
      <text:p text:style-name="P13">TERM1 – Aplicativo</text:p>
      <text:p text:style-name="P12">Programa ou conjunto de programas de computador que executam tarefas de processamento de dados de uso geral (Wikitionary – Aplicativo).</text:p>
      <text:p text:style-name="P13">TERM2 – Cardápio</text:p>
      <text:p text:style-name="P12">É a lista onde constam as opções (pratos e bebidas e vinhos) disponíveis para o cliente. (Wikipedia – Cardápio).</text:p>
      <text:p text:style-name="P13">TERM3 – Cliente</text:p>
      <text:p text:style-name="P12">É toda e qualquer pessoa que visita ou somente procura a empresa com algum interesse em adquirir produtos ou serviços no momento presente ou futuro.(Wikipedia – Cliente).</text:p>
      <text:p text:style-name="P13">TERM4 – Estabelecimento Alimentício / Restaurante</text:p>
      <text:p text:style-name="P12">Os termos são usados como sinônimos, é um estabelecimento destinado ao preparo e comércio de refeições e bebidas. O termo abrange uma variedade de locais e estilos culinários. (Wikipedia – Restaurante).</text:p>
      <text:p text:style-name="P13">TERM5 - Delivery</text:p>
      <text:p text:style-name="P12">É o serviço de entrega de materiais, bens, serviços ou produtos a um determinado local (residência, comércio, indústria etc.) pedidos por algum meio de comunicação como telefone ou internet pelo cliente ou consumidor (Lambert et al., 1998, p. 20-21). </text:p>
      <text:p text:style-name="P13">TERM6 – Fast Food</text:p>
      <text:p text:style-name="P12">Fast-food ("comida rápida" em inglês) é o nome genérico dado ao consumo de refeições que podem ser preparadas e servidas em um intervalo pequeno de tempo. (Wikipedia – Fast Food).</text:p>
      <text:p text:style-name="P19">TERM7 – GPL</text:p>
      <text:p text:style-name="P20">GNU General Public License (Licença Pública Geral), GNU GPL ou simplesmente GPL, é a designação da licença para software livre idealizada por Richard Stallman no final da década de 1980, no âmbito do projecto GNU da Free Software Foundation (FSF). (Wikipedia – GNU).</text:p>
      <text:p text:style-name="P19">TERM8 – Middleware</text:p>
      <text:p text:style-name="P20"><text:soft-page-break/>No campo de computação distribuída, é um programa de computador que faz a mediação entre outros softwares. É utilizado para mover informações entre programas ocultando do programador diferenças de protocolos de comunicação, plataformas e dependências do sistema operacional. (Wikipedia – Middleware).</text:p>
      <text:p text:style-name="P13">TERM9 – Parcerias</text:p>
      <text:p text:style-name="P12">Relação de colaboração entre duas ou mais partes com vista à realização de um objetivo comum. (Priberam – Parceria).</text:p>
      <text:p text:style-name="P13">TERM10 – Prato</text:p>
      <text:p text:style-name="P12">É qualquer porção de alimentos que se sirva em uma refeição diversificada. (Wikipedia – Prato).</text:p>
      <text:p text:style-name="P13">TERM11– Praça de alimentação</text:p>
      <text:p text:style-name="P12"><text:s/>É um ambiente dedicado para o consumo de alimentos vendidos por restaurantes. (Wikipedia – Praça de alimentação).</text:p>
      <text:p text:style-name="P13">TERM12 – SMS</text:p>
      <text:p text:style-name="P14">Do Inglês Short Message Service. Tecnologia amplamente utilizada em telefonia celular para a transmissão de mensagens de texto curtas. (Cartilha de Segurança para Internet)</text:p>
      <text:p text:style-name="P13">TERM13 – W3C</text:p>
      <text:p text:style-name="P14">A World Wide Web Consortium (W3C) é uma comunidade internacional onde os membros trabalham juntos para desenvolver padrões para Web. (About W3C).</text:p>
      <text:p text:style-name="P14">TERM14 – World Wide Web.</text:p>
      <text:p text:style-name="P14">Em português significa, "Rede de alcance mundial"; também conhecida como Web e WWW, é um sistema de documentos em hipermídia que são interligados e executados na Internet.(Wikipedia – WEB).</text:p>
      <text:p text:style-name="P13"><text:span text:style-name="T6"><text:tab/></text:span></text:p>
      <text:p text:style-name="P21">eXtensible Hypertext Markup Language, é uma reformulação da linguagem de marcação HTML, baseada em XML. A Versão XHTML 1.0 Transitional é o mesmo que HTML 4.01 Transitional, mas segue as regras de sintaxe XML. (Wikipedia – XHTML).</text:p>
      <text:h text:style-name="P18" text:outline-level="1">Referências</text:h>
      <text:p text:style-name="P15">About W3C. Disponível em: <text:a xlink:type="simple" xlink:href="http://www.w3.org/Consortium/">http://www.w3.org/Consortium/</text:a> Acessado em Outubro, 2009.</text:p>
      <text:p text:style-name="P15">Cartilha de Segurança para Internet. Disponível em: <text:a xlink:type="simple" xlink:href="http://cartilha.cert.br/glossario/">http://cartilha.cert.br/glossario/</text:a> Acessado em Outubro, 2009.</text:p>
      <text:p text:style-name="P15">LAMBERT, Douglas M.; STOCK, James R.; ELLRAM, Lisa M. - Fundamentals of logistics management. Nova Iorque: McGraw-Hill, 1998. ISBN 978-0-07-115752-0</text:p>
      <text:p text:style-name="P15">Priberam – Parceria. Disponível em: <text:a xlink:type="simple" xlink:href="http://www.priberam.pt/DLPO/default.aspx?pal=parceria">http://www.priberam.pt/DLPO/default.aspx?pal=parceria</text:a> Acessado em Outubro, 2009.</text:p>
      <text:p text:style-name="P15"><text:soft-page-break/>Wikipedia – Cardápio. Disponível em : <text:a xlink:type="simple" xlink:href="http://pt.wikipedia.org/wiki/Fast_food">http://pt.wikipedia.org/wiki/Cardápio</text:a> Acessado em Outubro, 2009.</text:p>
      <text:p text:style-name="P15">Wikipedia – Cliente. Disponível em : <text:a xlink:type="simple" xlink:href="http://pt.wikipedia.org/wiki/Fast_food">http://pt.wikipedia.org/wiki/Cliente_(comércio)</text:a> Acessado em Outubro, 2009.</text:p>
      <text:p text:style-name="P15">Wikipedia – Fast Food. Disponível em : <text:a xlink:type="simple" xlink:href="http://pt.wikipedia.org/wiki/Fast_food">http://pt.wikipedia.org/wiki/Fast_food</text:a> Acessado em Outubro, 2009.</text:p>
      <text:p text:style-name="P15">Wikipedia – GNU. Disponível em : <text:a xlink:type="simple" xlink:href="http://pt.wikipedia.org/wiki/GNU_General_Public_License">http://pt.wikipedia.org/wiki/GNU_General_Public_License</text:a> Acessado em Outrubro, 2009.</text:p>
      <text:p text:style-name="P15">Wikipedia – Middleware. Disponível em : <text:a xlink:type="simple" xlink:href="http://pt.wikipedia.org/wiki/Middleware">http://pt.wikipedia.org/wiki/Middleware</text:a> Acessado em Outrubro, 2009.</text:p>
      <text:p text:style-name="P15">Wikipedia – Praça de alimentação. Disponível em : <text:a xlink:type="simple" xlink:href="http://pt.wikipedia.org/wiki/Praça_de_alimentação">http://pt.wikipedia.org/wiki/Praça_de_alimentação</text:a> Acessado em Outubro, 2009.</text:p>
      <text:p text:style-name="P15">Wikipedia – Prato. Disponível em : <text:a xlink:type="simple" xlink:href="http://pt.wikipedia.org/wiki/Praça_de_alimentação">http://pt.wikipedia.org/wiki/Prato_(porção)</text:a> Acessado em Outubro, 2009.</text:p>
      <text:p text:style-name="P15">Wikipedia – Restaurante. Disponível em : <text:a xlink:type="simple" xlink:href="http://pt.wikipedia.org/wiki/Fast_food">http://pt.wikipedia.org/wiki/Restaurante</text:a> Acessado em Outubro, 2009.</text:p>
      <text:p text:style-name="P15">Wikipedia – WEB. Disponível em : <text:a xlink:type="simple" xlink:href="http://pt.wikipedia.org/wiki/WEB">http://pt.wikipedia.org/wiki/WEB</text:a> <text:s/>Acessado em Outubro, 2009.</text:p>
      <text:p text:style-name="P15">Wikipedia – XHTML. Disponível em : <text:a xlink:type="simple" xlink:href="http://pt.wikipedia.org/wiki/GNU_General_Public_License">http://pt.wikipedia.org/wiki/Xhtml</text:a> Acessado em Outrubro, 2009.</text:p>
      <text:p text:style-name="P15"><text:span text:style-name="T3">Wikitionary</text:span> – Aplicativo. Disponível em : <text:a xlink:type="simple" xlink:href="http://pt.wiktionary.org/wiki/aplicativo">http://pt.wiktionary.org/wiki/aplicativo</text:a> Acessado em Outubro, 20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7z0" style:family="text">
      <style:text-properties style:font-name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4z1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8z0" style:family="text">
      <style:text-properties style:font-name="Times New Roman" style:font-name-asian="Times New Roman" style:font-name-complex="Times New Roman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429cm" fo:text-indent="-1.905cm" fo:margin-left="3.4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826cm" fo:text-indent="-2.54cm" fo:margin-left="4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23cm" fo:text-indent="-3.175cm" fo:margin-left="6.2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62cm" fo:text-indent="-3.81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017cm" fo:text-indent="-4.445cm" fo:margin-left="9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414cm" fo:text-indent="-5.08cm" fo:margin-left="10.4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1.811cm" fo:text-indent="-5.715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429cm" fo:text-indent="-1.905cm" fo:margin-left="3.4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826cm" fo:text-indent="-2.54cm" fo:margin-left="4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23cm" fo:text-indent="-3.175cm" fo:margin-left="6.2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62cm" fo:text-indent="-3.81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017cm" fo:text-indent="-4.445cm" fo:margin-left="9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414cm" fo:text-indent="-5.08cm" fo:margin-left="10.4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1.811cm" fo:text-indent="-5.715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de" fo:country="DE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Glossár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Glossár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3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lossário</dc:title>
    <meta:initial-creator>Administrador</meta:initial-creator>
    <meta:creation-date>2008-10-18T13:41:00</meta:creation-date>
    <dc:date>2009-10-15T22:02:19.01</dc:date>
    <meta:editing-cycles>18</meta:editing-cycles>
    <meta:editing-duration>PT575H35M42S</meta:editing-duration>
    <meta:generator>BrOffice.org/3.1$Win32 OpenOffice.org_project/310m19$Build-9420</meta:generator>
    <meta:document-statistic meta:table-count="2" meta:image-count="1" meta:object-count="0" meta:page-count="3" meta:paragraph-count="63" meta:word-count="667" meta:character-count="4791"/>
    <meta:user-defined meta:name="ReqProMenus" meta:value-type="boolean">false</meta:user-defined>
  </office:meta>
</office:document-meta>
</file>